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15.39pt"/>
    </style:style>
    <style:style style:name="co9" style:family="table-column">
      <style:table-column-properties fo:break-before="auto" style:column-width="20.81pt"/>
    </style:style>
    <style:style style:name="co10" style:family="table-column">
      <style:table-column-properties fo:break-before="auto" style:column-width="25.46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8.51pt"/>
    </style:style>
    <style:style style:name="co13" style:family="table-column">
      <style:table-column-properties fo:break-before="auto" style:column-width="17.74pt"/>
    </style:style>
    <style:style style:name="co14" style:family="table-column">
      <style:table-column-properties fo:break-before="auto" style:column-width="27.01pt"/>
    </style:style>
    <style:style style:name="co15" style:family="table-column">
      <style:table-column-properties fo:break-before="auto" style:column-width="33.96pt"/>
    </style:style>
    <style:style style:name="co16" style:family="table-column">
      <style:table-column-properties fo:break-before="auto" style:column-width="19.25pt"/>
    </style:style>
    <style:style style:name="co17" style:family="table-column">
      <style:table-column-properties fo:break-before="auto" style:column-width="27.75pt"/>
    </style:style>
    <style:style style:name="co18" style:family="table-column">
      <style:table-column-properties fo:break-before="auto" style:column-width="29.54pt"/>
    </style:style>
    <style:style style:name="co19" style:family="table-column">
      <style:table-column-properties fo:break-before="auto" style:column-width="35.49pt"/>
    </style:style>
    <style:style style:name="co20" style:family="table-column">
      <style:table-column-properties fo:break-before="auto" style:column-width="14.66pt"/>
    </style:style>
    <style:style style:name="co21" style:family="table-column">
      <style:table-column-properties fo:break-before="auto" style:column-width="16.21pt"/>
    </style:style>
    <style:style style:name="co22" style:family="table-column">
      <style:table-column-properties fo:break-before="auto" style:column-width="22.34pt"/>
    </style:style>
    <style:style style:name="co23" style:family="table-column">
      <style:table-column-properties fo:break-before="auto" style:column-width="50.14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97.51pt"/>
    </style:style>
    <style:style style:name="co26" style:family="table-column">
      <style:table-column-properties fo:break-before="auto" style:column-width="135.3pt"/>
    </style:style>
    <style:style style:name="co27" style:family="table-column">
      <style:table-column-properties fo:break-before="auto" style:column-width="22.59pt"/>
    </style:style>
    <style:style style:name="co28" style:family="table-column">
      <style:table-column-properties fo:break-before="auto" style:column-width="101.34pt"/>
    </style:style>
    <style:style style:name="co29" style:family="table-column">
      <style:table-column-properties fo:break-before="auto" style:column-width="25.71pt"/>
    </style:style>
    <style:style style:name="co30" style:family="table-column">
      <style:table-column-properties fo:break-before="auto" style:column-width="74.1pt"/>
    </style:style>
    <style:style style:name="co31" style:family="table-column">
      <style:table-column-properties fo:break-before="auto" style:column-width="76.65pt"/>
    </style:style>
    <style:style style:name="co32" style:family="table-column">
      <style:table-column-properties fo:break-before="auto" style:column-width="85.66pt"/>
    </style:style>
    <style:style style:name="co33" style:family="table-column">
      <style:table-column-properties fo:break-before="auto" style:column-width="88.75pt"/>
    </style:style>
    <style:style style:name="co34" style:family="table-column">
      <style:table-column-properties fo:break-before="auto" style:column-width="81.81pt"/>
    </style:style>
    <style:style style:name="co35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ce6"/>
        <table:table-column table:style-name="co14" table:default-cell-style-name="Default"/>
        <table:table-column table:style-name="co23" table:default-cell-style-name="Default"/>
        <table:table-column table:style-name="co24" table:number-columns-repeated="992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style-name="ce1" office:value-type="string" calcext:value-type="string">
            <text:p>Race Bonuse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Help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5" office:value-type="string" calcext:value-type="string">
            <text:p>STR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5" office:value-type="string" calcext:value-type="string">
            <text:p>DEX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5" office:value-type="string" calcext:value-type="string">
            <text:p>CON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SIZ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KEN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SUM-SIZ</text:p>
          </table:table-cell>
          <table:table-cell/>
          <table:table-cell table:style-name="ce1" table:number-columns-repeated="991"/>
        </table:table-row>
        <table:table-row table:style-name="ro1">
          <table:table-cell office:value-type="string" calcext:value-type="string">
            <text:p>Baniyan</text:p>
          </table:table-cell>
          <table:table-cell office:value-type="string" calcext:value-type="string">
            <text:p>Mountain Dwar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]*3.5+[.D4]" office:value-type="float" office:value="14" calcext:value-type="float">
            <text:p>14</text:p>
          </table:table-cell>
          <table:table-cell table:formula="of:=IF([.D4]&gt;0;CONCATENATE([.C4];&quot;D6+&quot;;[.D4]);COM.MICROSOFT.CONCAT([.C4];&quot;D6&quot;))" office:value-type="string" office:string-value="4D6" calcext:value-type="string">
            <text:p>4D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*3.5+[.H4]" office:value-type="float" office:value="8" calcext:value-type="float">
            <text:p>8</text:p>
          </table:table-cell>
          <table:table-cell table:formula="of:=IF([.H4]&gt;0;CONCATENATE([.G4];&quot;D6+&quot;;[.H4]);COM.MICROSOFT.CONCAT([.G4];&quot;D6&quot;))" office:value-type="string" office:string-value="2D6+1" calcext:value-type="string">
            <text:p>2D6+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K4]*3.5+[.L4]" office:value-type="float" office:value="19" calcext:value-type="float">
            <text:p>19</text:p>
          </table:table-cell>
          <table:table-cell table:formula="of:=IF([.L4]&gt;0;CONCATENATE([.K4];&quot;D6+&quot;;[.L4]);COM.MICROSOFT.CONCAT([.K4];&quot;D6&quot;))" office:value-type="string" office:string-value="2D6+12" calcext:value-type="string">
            <text:p>2D6+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O4]*3.5+[.P4]" office:value-type="float" office:value="9.5" calcext:value-type="float">
            <text:p>9.5</text:p>
          </table:table-cell>
          <table:table-cell table:formula="of:=IF([.P4]&gt;0;CONCATENATE([.O4];&quot;D6+&quot;;[.P4]);COM.MICROSOFT.CONCAT([.O4];&quot;D6&quot;))" office:value-type="string" office:string-value="1D6+6" calcext:value-type="string">
            <text:p>1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S4]*3.5+[.T4]" office:value-type="float" office:value="13" calcext:value-type="float">
            <text:p>13</text:p>
          </table:table-cell>
          <table:table-cell table:formula="of:=IF([.T4]&gt;0;CONCATENATE([.S4];&quot;D6+&quot;;[.T4]);COM.MICROSOFT.CONCAT([.S4];&quot;D6&quot;))" office:value-type="string" office:string-value="2D6+6" calcext:value-type="string">
            <text:p>2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4]*3.5+[.X4]" office:value-type="float" office:value="13" calcext:value-type="float">
            <text:p>13</text:p>
          </table:table-cell>
          <table:table-cell table:formula="of:=IF([.X4]&gt;0;CONCATENATE([.W4];&quot;D6+&quot;;[.X4]);COM.MICROSOFT.CONCAT([.W4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4]*3.5+[.AB4]" office:value-type="float" office:value="10.5" calcext:value-type="float">
            <text:p>10.5</text:p>
          </table:table-cell>
          <table:table-cell table:formula="of:=IF([.AB4]&gt;0;CONCATENATE([.AA4];&quot;D6+&quot;;[.AB4]);COM.MICROSOFT.CONCAT([.AA4];&quot;D6&quot;))" office:value-type="string" office:string-value="3D6" calcext:value-type="string">
            <text:p>3D6</text:p>
          </table:table-cell>
          <table:table-cell table:formula="of:=[.E4]+[.I4]+[.M4]+[.Q4]+[.U4]+[.Y4]+[.AC4]" office:value-type="float" office:value="87" calcext:value-type="float">
            <text:p>87</text:p>
          </table:table-cell>
          <table:table-cell table:formula="of:=[.E4]+[.I4]+[.M4]+[.U4]+[.Y4]+[.AC4]" office:value-type="float" office:value="77.5" calcext:value-type="float">
            <text:p>77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ronian</text:p>
          </table:table-cell>
          <table:table-cell office:value-type="string" calcext:value-type="string">
            <text:p>Forest El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5]*3.5+[.D5]" office:value-type="float" office:value="10" calcext:value-type="float">
            <text:p>10</text:p>
          </table:table-cell>
          <table:table-cell table:formula="of:=IF([.D5]&gt;0;CONCATENATE([.C5];&quot;D6+&quot;;[.D5]);COM.MICROSOFT.CONCAT([.C5];&quot;D6&quot;))" office:value-type="string" office:string-value="2D6+3" calcext:value-type="string">
            <text:p>2D6+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5]*3.5+[.H5]" office:value-type="float" office:value="16.5" calcext:value-type="float">
            <text:p>16.5</text:p>
          </table:table-cell>
          <table:table-cell table:formula="of:=IF([.H5]&gt;0;CONCATENATE([.G5];&quot;D6+&quot;;[.H5]);COM.MICROSOFT.CONCAT([.G5];&quot;D6&quot;))" office:value-type="string" office:string-value="3D6+6" calcext:value-type="string">
            <text:p>3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5]*3.5+[.L5]" office:value-type="float" office:value="10.5" calcext:value-type="float">
            <text:p>10.5</text:p>
          </table:table-cell>
          <table:table-cell table:formula="of:=IF([.L5]&gt;0;CONCATENATE([.K5];&quot;D6+&quot;;[.L5]);COM.MICROSOFT.CONCAT([.K5];&quot;D6&quot;))" office:value-type="string" office:string-value="3D6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O5]*3.5+[.P5]" office:value-type="float" office:value="10" calcext:value-type="float">
            <text:p>10</text:p>
          </table:table-cell>
          <table:table-cell table:formula="of:=IF([.P5]&gt;0;CONCATENATE([.O5];&quot;D6+&quot;;[.P5]);COM.MICROSOFT.CONCAT([.O5];&quot;D6&quot;))" office:value-type="string" office:string-value="2D6+3" calcext:value-type="string">
            <text:p>2D6+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S5]*3.5+[.T5]" office:value-type="float" office:value="16.5" calcext:value-type="float">
            <text:p>16.5</text:p>
          </table:table-cell>
          <table:table-cell table:formula="of:=IF([.T5]&gt;0;CONCATENATE([.S5];&quot;D6+&quot;;[.T5]);COM.MICROSOFT.CONCAT([.S5];&quot;D6&quot;))" office:value-type="string" office:string-value="3D6+6" calcext:value-type="string">
            <text:p>3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5]*3.5+[.X5]" office:value-type="float" office:value="13" calcext:value-type="float">
            <text:p>13</text:p>
          </table:table-cell>
          <table:table-cell table:formula="of:=IF([.X5]&gt;0;CONCATENATE([.W5];&quot;D6+&quot;;[.X5]);COM.MICROSOFT.CONCAT([.W5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5]*3.5+[.AB5]" office:value-type="float" office:value="10.5" calcext:value-type="float">
            <text:p>10.5</text:p>
          </table:table-cell>
          <table:table-cell table:formula="of:=IF([.AB5]&gt;0;CONCATENATE([.AA5];&quot;D6+&quot;;[.AB5]);COM.MICROSOFT.CONCAT([.AA5];&quot;D6&quot;))" office:value-type="string" office:string-value="3D6" calcext:value-type="string">
            <text:p>3D6</text:p>
          </table:table-cell>
          <table:table-cell table:formula="of:=[.E5]+[.I5]+[.M5]+[.Q5]+[.U5]+[.Y5]+[.AC5]" office:value-type="float" office:value="87" calcext:value-type="float">
            <text:p>87</text:p>
          </table:table-cell>
          <table:table-cell table:formula="of:=[.E5]+[.I5]+[.M5]+[.U5]+[.Y5]+[.AC5]"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chielian</text:p>
          </table:table-cell>
          <table:table-cell office:value-type="string" calcext:value-type="string">
            <text:p>Cloud El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6]*3.5+[.D6]" office:value-type="float" office:value="10" calcext:value-type="float">
            <text:p>10</text:p>
          </table:table-cell>
          <table:table-cell table:formula="of:=IF([.D6]&gt;0;CONCATENATE([.C6];&quot;D6+&quot;;[.D6]);COM.MICROSOFT.CONCAT([.C6];&quot;D6&quot;))" office:value-type="string" office:string-value="2D6+3" calcext:value-type="string">
            <text:p>2D6+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6]*3.5+[.H6]" office:value-type="float" office:value="16.5" calcext:value-type="float">
            <text:p>16.5</text:p>
          </table:table-cell>
          <table:table-cell table:formula="of:=IF([.H6]&gt;0;CONCATENATE([.G6];&quot;D6+&quot;;[.H6]);COM.MICROSOFT.CONCAT([.G6];&quot;D6&quot;))" office:value-type="string" office:string-value="3D6+6" calcext:value-type="string">
            <text:p>3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6]*3.5+[.L6]" office:value-type="float" office:value="10.5" calcext:value-type="float">
            <text:p>10.5</text:p>
          </table:table-cell>
          <table:table-cell table:formula="of:=IF([.L6]&gt;0;CONCATENATE([.K6];&quot;D6+&quot;;[.L6]);COM.MICROSOFT.CONCAT([.K6];&quot;D6&quot;))" office:value-type="string" office:string-value="3D6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O6]*3.5+[.P6]" office:value-type="float" office:value="10" calcext:value-type="float">
            <text:p>10</text:p>
          </table:table-cell>
          <table:table-cell table:formula="of:=IF([.P6]&gt;0;CONCATENATE([.O6];&quot;D6+&quot;;[.P6]);COM.MICROSOFT.CONCAT([.O6];&quot;D6&quot;))" office:value-type="string" office:string-value="2D6+3" calcext:value-type="string">
            <text:p>2D6+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S6]*3.5+[.T6]" office:value-type="float" office:value="16.5" calcext:value-type="float">
            <text:p>16.5</text:p>
          </table:table-cell>
          <table:table-cell table:formula="of:=IF([.T6]&gt;0;CONCATENATE([.S6];&quot;D6+&quot;;[.T6]);COM.MICROSOFT.CONCAT([.S6];&quot;D6&quot;))" office:value-type="string" office:string-value="3D6+6" calcext:value-type="string">
            <text:p>3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6]*3.5+[.X6]" office:value-type="float" office:value="13" calcext:value-type="float">
            <text:p>13</text:p>
          </table:table-cell>
          <table:table-cell table:formula="of:=IF([.X6]&gt;0;CONCATENATE([.W6];&quot;D6+&quot;;[.X6]);COM.MICROSOFT.CONCAT([.W6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6]*3.5+[.AB6]" office:value-type="float" office:value="10.5" calcext:value-type="float">
            <text:p>10.5</text:p>
          </table:table-cell>
          <table:table-cell table:formula="of:=IF([.AB6]&gt;0;CONCATENATE([.AA6];&quot;D6+&quot;;[.AB6]);COM.MICROSOFT.CONCAT([.AA6];&quot;D6&quot;))" office:value-type="string" office:string-value="3D6" calcext:value-type="string">
            <text:p>3D6</text:p>
          </table:table-cell>
          <table:table-cell table:formula="of:=[.E6]+[.I6]+[.M6]+[.Q6]+[.U6]+[.Y6]+[.AC6]" office:value-type="float" office:value="87" calcext:value-type="float">
            <text:p>87</text:p>
          </table:table-cell>
          <table:table-cell table:formula="of:=[.E6]+[.I6]+[.M6]+[.U6]+[.Y6]+[.AC6]"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Zeparian</text:p>
          </table:table-cell>
          <table:table-cell office:value-type="string" calcext:value-type="string">
            <text:p>Lake Hu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*3.5+[.D7]" office:value-type="float" office:value="10.5" calcext:value-type="float">
            <text:p>10.5</text:p>
          </table:table-cell>
          <table:table-cell table:formula="of:=IF([.D7]&gt;0;CONCATENATE([.C7];&quot;D6+&quot;;[.D7]);COM.MICROSOFT.CONCAT([.C7];&quot;D6&quot;))" office:value-type="string" office:string-value="3D6" calcext:value-type="string">
            <text:p>3D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7]*3.5+[.H7]" office:value-type="float" office:value="13.5" calcext:value-type="float">
            <text:p>13.5</text:p>
          </table:table-cell>
          <table:table-cell table:formula="of:=IF([.H7]&gt;0;CONCATENATE([.G7];&quot;D6+&quot;;[.H7]);COM.MICROSOFT.CONCAT([.G7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7]*3.5+[.L7]" office:value-type="float" office:value="13.5" calcext:value-type="float">
            <text:p>13.5</text:p>
          </table:table-cell>
          <table:table-cell table:formula="of:=IF([.L7]&gt;0;CONCATENATE([.K7];&quot;D6+&quot;;[.L7]);COM.MICROSOFT.CONCAT([.K7];&quot;D6&quot;))" office:value-type="string" office:string-value="3D6+3" calcext:value-type="string">
            <text:p>3D6+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O7]*3.5+[.P7]" office:value-type="float" office:value="10" calcext:value-type="float">
            <text:p>10</text:p>
          </table:table-cell>
          <table:table-cell table:formula="of:=IF([.P7]&gt;0;CONCATENATE([.O7];&quot;D6+&quot;;[.P7]);COM.MICROSOFT.CONCAT([.O7];&quot;D6&quot;))" office:value-type="string" office:string-value="2D6+3" calcext:value-type="string">
            <text:p>2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7]*3.5+[.T7]" office:value-type="float" office:value="13.5" calcext:value-type="float">
            <text:p>13.5</text:p>
          </table:table-cell>
          <table:table-cell table:formula="of:=IF([.T7]&gt;0;CONCATENATE([.S7];&quot;D6+&quot;;[.T7]);COM.MICROSOFT.CONCAT([.S7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W7]*3.5+[.X7]" office:value-type="float" office:value="13.5" calcext:value-type="float">
            <text:p>13.5</text:p>
          </table:table-cell>
          <table:table-cell table:formula="of:=IF([.X7]&gt;0;CONCATENATE([.W7];&quot;D6+&quot;;[.X7]);COM.MICROSOFT.CONCAT([.W7];&quot;D6&quot;))" office:value-type="string" office:string-value="3D6+3" calcext:value-type="string">
            <text:p>3D6+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A7]*3.5+[.AB7]" office:value-type="float" office:value="12.5" calcext:value-type="float">
            <text:p>12.5</text:p>
          </table:table-cell>
          <table:table-cell table:formula="of:=IF([.AB7]&gt;0;CONCATENATE([.AA7];&quot;D6+&quot;;[.AB7]);COM.MICROSOFT.CONCAT([.AA7];&quot;D6&quot;))" office:value-type="string" office:string-value="3D6+2" calcext:value-type="string">
            <text:p>3D6+2</text:p>
          </table:table-cell>
          <table:table-cell table:formula="of:=[.E7]+[.I7]+[.M7]+[.Q7]+[.U7]+[.Y7]+[.AC7]" office:value-type="float" office:value="87" calcext:value-type="float">
            <text:p>87</text:p>
          </table:table-cell>
          <table:table-cell table:formula="of:=[.E7]+[.I7]+[.M7]+[.U7]+[.Y7]+[.AC7]"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arian</text:p>
          </table:table-cell>
          <table:table-cell office:value-type="string" calcext:value-type="string">
            <text:p>Plains, Fir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8]*3.5+[.D8]" office:value-type="float" office:value="13.5" calcext:value-type="float">
            <text:p>13.5</text:p>
          </table:table-cell>
          <table:table-cell table:formula="of:=IF([.D8]&gt;0;CONCATENATE([.C8];&quot;D6+&quot;;[.D8]);COM.MICROSOFT.CONCAT([.C8];&quot;D6&quot;))" office:value-type="string" office:string-value="3D6+3" calcext:value-type="string">
            <text:p>3D6+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8]*3.5+[.H8]" office:value-type="float" office:value="12.5" calcext:value-type="float">
            <text:p>12.5</text:p>
          </table:table-cell>
          <table:table-cell table:formula="of:=IF([.H8]&gt;0;CONCATENATE([.G8];&quot;D6+&quot;;[.H8]);COM.MICROSOFT.CONCAT([.G8];&quot;D6&quot;))" office:value-type="string" office:string-value="3D6+2" calcext:value-type="string">
            <text:p>3D6+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8]*3.5+[.L8]" office:value-type="float" office:value="13.5" calcext:value-type="float">
            <text:p>13.5</text:p>
          </table:table-cell>
          <table:table-cell table:formula="of:=IF([.L8]&gt;0;CONCATENATE([.K8];&quot;D6+&quot;;[.L8]);COM.MICROSOFT.CONCAT([.K8];&quot;D6&quot;))" office:value-type="string" office:string-value="3D6+3" calcext:value-type="string">
            <text:p>3D6+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O8]*3.5+[.P8]" office:value-type="float" office:value="13" calcext:value-type="float">
            <text:p>13</text:p>
          </table:table-cell>
          <table:table-cell table:formula="of:=IF([.P8]&gt;0;CONCATENATE([.O8];&quot;D6+&quot;;[.P8]);COM.MICROSOFT.CONCAT([.O8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8]*3.5+[.T8]" office:value-type="float" office:value="10.5" calcext:value-type="float">
            <text:p>10.5</text:p>
          </table:table-cell>
          <table:table-cell table:formula="of:=IF([.T8]&gt;0;CONCATENATE([.S8];&quot;D6+&quot;;[.T8]);COM.MICROSOFT.CONCAT([.S8];&quot;D6&quot;))" office:value-type="string" office:string-value="3D6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8]*3.5+[.X8]" office:value-type="float" office:value="13" calcext:value-type="float">
            <text:p>13</text:p>
          </table:table-cell>
          <table:table-cell table:formula="of:=IF([.X8]&gt;0;CONCATENATE([.W8];&quot;D6+&quot;;[.X8]);COM.MICROSOFT.CONCAT([.W8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8]*3.5+[.AB8]" office:value-type="float" office:value="10.5" calcext:value-type="float">
            <text:p>10.5</text:p>
          </table:table-cell>
          <table:table-cell table:formula="of:=IF([.AB8]&gt;0;CONCATENATE([.AA8];&quot;D6+&quot;;[.AB8]);COM.MICROSOFT.CONCAT([.AA8];&quot;D6&quot;))" office:value-type="string" office:string-value="3D6" calcext:value-type="string">
            <text:p>3D6</text:p>
          </table:table-cell>
          <table:table-cell table:formula="of:=[.E8]+[.I8]+[.M8]+[.Q8]+[.U8]+[.Y8]+[.AC8]" office:value-type="float" office:value="86.5" calcext:value-type="float">
            <text:p>86.5</text:p>
          </table:table-cell>
          <table:table-cell table:formula="of:=[.E8]+[.I8]+[.M8]+[.U8]+[.Y8]+[.AC8]" office:value-type="float" office:value="73.5" calcext:value-type="float">
            <text:p>73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Zuzoan</text:p>
          </table:table-cell>
          <table:table-cell office:value-type="string" calcext:value-type="string">
            <text:p>Medus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3.5+[.D9]" office:value-type="float" office:value="12.5" calcext:value-type="float">
            <text:p>12.5</text:p>
          </table:table-cell>
          <table:table-cell table:formula="of:=IF([.D9]&gt;0;CONCATENATE([.C9];&quot;D6+&quot;;[.D9]);COM.MICROSOFT.CONCAT([.C9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9]*3.5+[.H9]" office:value-type="float" office:value="12.5" calcext:value-type="float">
            <text:p>12.5</text:p>
          </table:table-cell>
          <table:table-cell table:formula="of:=IF([.H9]&gt;0;CONCATENATE([.G9];&quot;D6+&quot;;[.H9]);COM.MICROSOFT.CONCAT([.G9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K9]*3.5+[.L9]" office:value-type="float" office:value="16.5" calcext:value-type="float">
            <text:p>16.5</text:p>
          </table:table-cell>
          <table:table-cell table:formula="of:=IF([.L9]&gt;0;CONCATENATE([.K9];&quot;D6+&quot;;[.L9]);COM.MICROSOFT.CONCAT([.K9];&quot;D6&quot;))" office:value-type="string" office:string-value="3D6+6" calcext:value-type="string">
            <text:p>3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O9]*3.5+[.P9]" office:value-type="float" office:value="13" calcext:value-type="float">
            <text:p>13</text:p>
          </table:table-cell>
          <table:table-cell table:formula="of:=IF([.P9]&gt;0;CONCATENATE([.O9];&quot;D6+&quot;;[.P9]);COM.MICROSOFT.CONCAT([.O9];&quot;D6&quot;))" office:value-type="string" office:string-value="2D6+6" calcext:value-type="string">
            <text:p>2D6+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9]*3.5+[.T9]" office:value-type="float" office:value="13.5" calcext:value-type="float">
            <text:p>13.5</text:p>
          </table:table-cell>
          <table:table-cell table:formula="of:=IF([.T9]&gt;0;CONCATENATE([.S9];&quot;D6+&quot;;[.T9]);COM.MICROSOFT.CONCAT([.S9];&quot;D6&quot;))" office:value-type="string" office:string-value="3D6+3" calcext:value-type="string">
            <text:p>3D6+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9]*3.5+[.X9]" office:value-type="float" office:value="13" calcext:value-type="float">
            <text:p>13</text:p>
          </table:table-cell>
          <table:table-cell table:formula="of:=IF([.X9]&gt;0;CONCATENATE([.W9];&quot;D6+&quot;;[.X9]);COM.MICROSOFT.CONCAT([.W9];&quot;D6&quot;))" office:value-type="string" office:string-value="2D6+6" calcext:value-type="string">
            <text:p>2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A9]*3.5+[.AB9]" office:value-type="float" office:value="13" calcext:value-type="float">
            <text:p>13</text:p>
          </table:table-cell>
          <table:table-cell table:formula="of:=IF([.AB9]&gt;0;CONCATENATE([.AA9];&quot;D6+&quot;;[.AB9]);COM.MICROSOFT.CONCAT([.AA9];&quot;D6&quot;))" office:value-type="string" office:string-value="2D6+6" calcext:value-type="string">
            <text:p>2D6+6</text:p>
          </table:table-cell>
          <table:table-cell table:formula="of:=[.E9]+[.I9]+[.M9]+[.Q9]+[.U9]+[.Y9]+[.AC9]" office:value-type="float" office:value="94" calcext:value-type="float">
            <text:p>94</text:p>
          </table:table-cell>
          <table:table-cell table:formula="of:=[.E9]+[.I9]+[.M9]+[.U9]+[.Y9]+[.AC9]"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inosean</text:p>
          </table:table-cell>
          <table:table-cell office:value-type="string" calcext:value-type="string">
            <text:p>Kingdom Hum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3.5+[.D10]" office:value-type="float" office:value="12.5" calcext:value-type="float">
            <text:p>12.5</text:p>
          </table:table-cell>
          <table:table-cell table:formula="of:=IF([.D10]&gt;0;CONCATENATE([.C10];&quot;D6+&quot;;[.D10]);COM.MICROSOFT.CONCAT([.C10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10]*3.5+[.H10]" office:value-type="float" office:value="12.5" calcext:value-type="float">
            <text:p>12.5</text:p>
          </table:table-cell>
          <table:table-cell table:formula="of:=IF([.H10]&gt;0;CONCATENATE([.G10];&quot;D6+&quot;;[.H10]);COM.MICROSOFT.CONCAT([.G10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K10]*3.5+[.L10]" office:value-type="float" office:value="12.5" calcext:value-type="float">
            <text:p>12.5</text:p>
          </table:table-cell>
          <table:table-cell table:formula="of:=IF([.L10]&gt;0;CONCATENATE([.K10];&quot;D6+&quot;;[.L10]);COM.MICROSOFT.CONCAT([.K10];&quot;D6&quot;))" office:value-type="string" office:string-value="3D6+2" calcext:value-type="string">
            <text:p>3D6+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O10]*3.5+[.P10]" office:value-type="float" office:value="13" calcext:value-type="float">
            <text:p>13</text:p>
          </table:table-cell>
          <table:table-cell table:formula="of:=IF([.P10]&gt;0;CONCATENATE([.O10];&quot;D6+&quot;;[.P10]);COM.MICROSOFT.CONCAT([.O10];&quot;D6&quot;))" office:value-type="string" office:string-value="2D6+6" calcext:value-type="string">
            <text:p>2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S10]*3.5+[.T10]" office:value-type="float" office:value="13" calcext:value-type="float">
            <text:p>13</text:p>
          </table:table-cell>
          <table:table-cell table:formula="of:=IF([.T10]&gt;0;CONCATENATE([.S10];&quot;D6+&quot;;[.T10]);COM.MICROSOFT.CONCAT([.S10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W10]*3.5+[.X10]" office:value-type="float" office:value="12.5" calcext:value-type="float">
            <text:p>12.5</text:p>
          </table:table-cell>
          <table:table-cell table:formula="of:=IF([.X10]&gt;0;CONCATENATE([.W10];&quot;D6+&quot;;[.X10]);COM.MICROSOFT.CONCAT([.W10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A10]*3.5+[.AB10]" office:value-type="float" office:value="10.5" calcext:value-type="float">
            <text:p>10.5</text:p>
          </table:table-cell>
          <table:table-cell table:formula="of:=IF([.AB10]&gt;0;CONCATENATE([.AA10];&quot;D6+&quot;;[.AB10]);COM.MICROSOFT.CONCAT([.AA10];&quot;D6&quot;))" office:value-type="string" office:string-value="3D6" calcext:value-type="string">
            <text:p>3D6</text:p>
          </table:table-cell>
          <table:table-cell table:formula="of:=[.E10]+[.I10]+[.M10]+[.Q10]+[.U10]+[.Y10]+[.AC10]" office:value-type="float" office:value="86.5" calcext:value-type="float">
            <text:p>86.5</text:p>
          </table:table-cell>
          <table:table-cell table:formula="of:=[.E10]+[.I10]+[.M10]+[.U10]+[.Y10]+[.AC10]" office:value-type="float" office:value="73.5" calcext:value-type="float">
            <text:p>73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uman</text:p>
          </table:table-cell>
          <table:table-cell office:value-type="string" calcext:value-type="string">
            <text:p>Bird, Hobb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1]*3.5+[.D11]" office:value-type="float" office:value="10" calcext:value-type="float">
            <text:p>10</text:p>
          </table:table-cell>
          <table:table-cell table:formula="of:=IF([.D11]&gt;0;CONCATENATE([.C11];&quot;D6+&quot;;[.D11]);COM.MICROSOFT.CONCAT([.C11];&quot;D6&quot;))" office:value-type="string" office:string-value="2D6+3" calcext:value-type="string">
            <text:p>2D6+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G11]*3.5+[.H11]" office:value-type="float" office:value="16" calcext:value-type="float">
            <text:p>16</text:p>
          </table:table-cell>
          <table:table-cell table:formula="of:=IF([.H11]&gt;0;CONCATENATE([.G11];&quot;D6+&quot;;[.H11]);COM.MICROSOFT.CONCAT([.G11];&quot;D6&quot;))" office:value-type="string" office:string-value="2D6+9" calcext:value-type="string">
            <text:p>2D6+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K11]*3.5+[.L11]" office:value-type="float" office:value="16" calcext:value-type="float">
            <text:p>16</text:p>
          </table:table-cell>
          <table:table-cell table:formula="of:=IF([.L11]&gt;0;CONCATENATE([.K11];&quot;D6+&quot;;[.L11]);COM.MICROSOFT.CONCAT([.K11];&quot;D6&quot;))" office:value-type="string" office:string-value="2D6+9" calcext:value-type="string">
            <text:p>2D6+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O11]*3.5+[.P11]" office:value-type="float" office:value="9.5" calcext:value-type="float">
            <text:p>9.5</text:p>
          </table:table-cell>
          <table:table-cell table:formula="of:=IF([.P11]&gt;0;CONCATENATE([.O11];&quot;D6+&quot;;[.P11]);COM.MICROSOFT.CONCAT([.O11];&quot;D6&quot;))" office:value-type="string" office:string-value="1D6+6" calcext:value-type="string">
            <text:p>1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S11]*3.5+[.T11]" office:value-type="float" office:value="13" calcext:value-type="float">
            <text:p>13</text:p>
          </table:table-cell>
          <table:table-cell table:formula="of:=IF([.T11]&gt;0;CONCATENATE([.S11];&quot;D6+&quot;;[.T11]);COM.MICROSOFT.CONCAT([.S11];&quot;D6&quot;))" office:value-type="string" office:string-value="2D6+6" calcext:value-type="string">
            <text:p>2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11]*3.5+[.X11]" office:value-type="float" office:value="13" calcext:value-type="float">
            <text:p>13</text:p>
          </table:table-cell>
          <table:table-cell table:formula="of:=IF([.X11]&gt;0;CONCATENATE([.W11];&quot;D6+&quot;;[.X11]);COM.MICROSOFT.CONCAT([.W11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11]*3.5+[.AB11]" office:value-type="float" office:value="10.5" calcext:value-type="float">
            <text:p>10.5</text:p>
          </table:table-cell>
          <table:table-cell table:formula="of:=IF([.AB11]&gt;0;CONCATENATE([.AA11];&quot;D6+&quot;;[.AB11]);COM.MICROSOFT.CONCAT([.AA11];&quot;D6&quot;))" office:value-type="string" office:string-value="3D6" calcext:value-type="string">
            <text:p>3D6</text:p>
          </table:table-cell>
          <table:table-cell table:formula="of:=[.E11]+[.I11]+[.M11]+[.Q11]+[.U11]+[.Y11]+[.AC11]" office:value-type="float" office:value="88" calcext:value-type="float">
            <text:p>88</text:p>
          </table:table-cell>
          <table:table-cell table:formula="of:=[.E11]+[.I11]+[.M11]+[.U11]+[.Y11]+[.AC11]" office:value-type="float" office:value="78.5" calcext:value-type="float">
            <text:p>78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ielaphian </text:p>
          </table:table-cell>
          <table:table-cell office:value-type="string" calcext:value-type="string">
            <text:p>Aquatic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2]*3.5+[.D12]" office:value-type="float" office:value="13.5" calcext:value-type="float">
            <text:p>13.5</text:p>
          </table:table-cell>
          <table:table-cell table:formula="of:=IF([.D12]&gt;0;CONCATENATE([.C12];&quot;D6+&quot;;[.D12]);COM.MICROSOFT.CONCAT([.C12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12]*3.5+[.H12]" office:value-type="float" office:value="13.5" calcext:value-type="float">
            <text:p>13.5</text:p>
          </table:table-cell>
          <table:table-cell table:formula="of:=IF([.H12]&gt;0;CONCATENATE([.G12];&quot;D6+&quot;;[.H12]);COM.MICROSOFT.CONCAT([.G12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12]*3.5+[.L12]" office:value-type="float" office:value="13.5" calcext:value-type="float">
            <text:p>13.5</text:p>
          </table:table-cell>
          <table:table-cell table:formula="of:=IF([.L12]&gt;0;CONCATENATE([.K12];&quot;D6+&quot;;[.L12]);COM.MICROSOFT.CONCAT([.K12];&quot;D6&quot;))" office:value-type="string" office:string-value="3D6+3" calcext:value-type="string">
            <text:p>3D6+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O12]*3.5+[.P12]" office:value-type="float" office:value="9" calcext:value-type="float">
            <text:p>9</text:p>
          </table:table-cell>
          <table:table-cell table:formula="of:=IF([.P12]&gt;0;CONCATENATE([.O12];&quot;D6+&quot;;[.P12]);COM.MICROSOFT.CONCAT([.O12];&quot;D6&quot;))" office:value-type="string" office:string-value="2D6+2" calcext:value-type="string">
            <text:p>2D6+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12]*3.5+[.T12]" office:value-type="float" office:value="13.5" calcext:value-type="float">
            <text:p>13.5</text:p>
          </table:table-cell>
          <table:table-cell table:formula="of:=IF([.T12]&gt;0;CONCATENATE([.S12];&quot;D6+&quot;;[.T12]);COM.MICROSOFT.CONCAT([.S12];&quot;D6&quot;))" office:value-type="string" office:string-value="3D6+3" calcext:value-type="string">
            <text:p>3D6+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12]*3.5+[.X12]" office:value-type="float" office:value="13" calcext:value-type="float">
            <text:p>13</text:p>
          </table:table-cell>
          <table:table-cell table:formula="of:=IF([.X12]&gt;0;CONCATENATE([.W12];&quot;D6+&quot;;[.X12]);COM.MICROSOFT.CONCAT([.W12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A12]*3.5+[.AB12]" office:value-type="float" office:value="11.5" calcext:value-type="float">
            <text:p>11.5</text:p>
          </table:table-cell>
          <table:table-cell table:formula="of:=IF([.AB12]&gt;0;CONCATENATE([.AA12];&quot;D6+&quot;;[.AB12]);COM.MICROSOFT.CONCAT([.AA12];&quot;D6&quot;))" office:value-type="string" office:string-value="3D6+1" calcext:value-type="string">
            <text:p>3D6+1</text:p>
          </table:table-cell>
          <table:table-cell table:formula="of:=[.E12]+[.I12]+[.M12]+[.Q12]+[.U12]+[.Y12]+[.AC12]" office:value-type="float" office:value="87.5" calcext:value-type="float">
            <text:p>87.5</text:p>
          </table:table-cell>
          <table:table-cell table:formula="of:=[.E12]+[.I12]+[.M12]+[.U12]+[.Y12]+[.AC12]" office:value-type="float" office:value="78.5" calcext:value-type="float">
            <text:p>78.5</text:p>
          </table:table-cell>
          <table:table-cell table:number-columns-repeated="99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style-name="ce1" office:value-type="string" calcext:value-type="string">
            <text:p>Ability Score Point Cost: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table:number-columns-repeated="1021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1" table:number-columns-repeated="98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1" table:number-columns-repeated="989"/>
        </table:table-row>
      </table:table>
      <table:table table:name="Ability" table:style-name="ta1"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5" table:number-columns-repeated="2" table:default-cell-style-name="Default"/>
        <table:table-column table:style-name="co29" table:number-columns-repeated="2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4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ction Points</text:p>
          </table:table-cell>
          <table:table-cell office:value-type="string" calcext:value-type="string">
            <text:p>(INT + DEX) / 12</text:p>
          </table:table-cell>
          <table:table-cell table:formula="of:=([.C7]+[.C4])/12" office:value-type="float" office:value="2" calcext:value-type="float">
            <text:p>2</text:p>
          </table:table-cell>
          <table:table-cell table:formula="of:=([.D7]+[.D4])/12" office:value-type="float" office:value="2.5" calcext:value-type="float">
            <text:p>2.5</text:p>
          </table:table-cell>
          <table:table-cell table:formula="of:=([.E7]+[.E4])/12" office:value-type="float" office:value="0.833333333333333" calcext:value-type="float">
            <text:p>0.8333333333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age Modifier</text:p>
          </table:table-cell>
          <table:table-cell office:value-type="string" calcext:value-type="string">
            <text:p>((STR + SIZ + 1) / 5 - <text:s/>5) * 2</text:p>
          </table:table-cell>
          <table:table-cell table:formula="of:=(([.C3]+[.C6]+1)/5-5)*2" office:value-type="float" office:value="0" calcext:value-type="float">
            <text:p>0</text:p>
          </table:table-cell>
          <table:table-cell table:formula="of:=(([.D3]+[.D6]+1)/5-5)*2" office:value-type="float" office:value="2.4" calcext:value-type="float">
            <text:p>2.4</text:p>
          </table:table-cell>
          <table:table-cell table:formula="of:=(([.E3]+[.E6]+1)/5-5)*2" office:value-type="float" office:value="-5.6" calcext:value-type="float">
            <text:p>-5.6</text:p>
          </table:table-cell>
          <table:table-cell table:formula="of:=(([.F3]+[.F6]+1)/5-5)*2" office:value-type="float" office:value="4.8" calcext:value-type="float">
            <text:p>4.8</text:p>
          </table:table-cell>
          <table:table-cell table:formula="of:=(([.G3]+[.G6]+1)/5-5)*2" office:value-type="float" office:value="10.4" calcext:value-type="float">
            <text:p>10.4</text:p>
          </table:table-cell>
          <table:table-cell table:formula="of:=(([.H3]+[.H6]+1)/5-5)*2" office:value-type="float" office:value="18.4" calcext:value-type="float">
            <text:p>18.4</text:p>
          </table:table-cell>
          <table:table-cell table:formula="of:=(([.I3]+[.I6]+1)/5-5)*2" office:value-type="float" office:value="-4.8" calcext:value-type="float">
            <text:p>-4.8</text:p>
          </table:table-cell>
          <table:table-cell table:formula="of:=(([.J3]+[.J6]+1)/5-5)*2" office:value-type="float" office:value="-7.2" calcext:value-type="float">
            <text:p>-7.2</text:p>
          </table:table-cell>
          <table:table-cell table:formula="of:=(([.K3]+[.K6]+1)/5-5)*2" office:value-type="float" office:value="15.2" calcext:value-type="float">
            <text:p>15.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loor(((STR+SIZ)-21)/5*2)</text:p>
          </table:table-cell>
          <table:table-cell table:formula="of:=FLOOR((([.C3]+[.C6])-21)/5*2)" office:value-type="float" office:value="1" calcext:value-type="float">
            <text:p>1</text:p>
          </table:table-cell>
          <table:table-cell table:formula="of:=FLOOR((([.D3]+[.D6])-21)/5*2)" office:value-type="float" office:value="3" calcext:value-type="float">
            <text:p>3</text:p>
          </table:table-cell>
          <table:table-cell table:formula="of:=FLOOR((([.E3]+[.E6])-21)/5*2)" office:value-type="float" office:value="-5" calcext:value-type="float">
            <text:p>-5</text:p>
          </table:table-cell>
          <table:table-cell table:formula="of:=FLOOR((([.F3]+[.F6])-21)/5*2)" office:value-type="float" office:value="6" calcext:value-type="float">
            <text:p>6</text:p>
          </table:table-cell>
          <table:table-cell table:formula="of:=FLOOR((([.G3]+[.G6])-21)/5*2)" office:value-type="float" office:value="11" calcext:value-type="float">
            <text:p>11</text:p>
          </table:table-cell>
          <table:table-cell table:formula="of:=FLOOR((([.H3]+[.H6])-21)/5*2)" office:value-type="float" office:value="19" calcext:value-type="float">
            <text:p>19</text:p>
          </table:table-cell>
          <table:table-cell table:formula="of:=FLOOR((([.I3]+[.I6])-21)/5*2)" office:value-type="float" office:value="-4" calcext:value-type="float">
            <text:p>-4</text:p>
          </table:table-cell>
          <table:table-cell table:formula="of:=FLOOR((([.J3]+[.J6])-21)/5*2)" office:value-type="float" office:value="-6" calcext:value-type="float">
            <text:p>-6</text:p>
          </table:table-cell>
          <table:table-cell table:formula="of:=FLOOR((([.K3]+[.K6])-21)/5*2)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perience Modifier</text:p>
          </table:table-cell>
          <table:table-cell office:value-type="string" calcext:value-type="string">
            <text:p>CHA / 6 – 1</text:p>
          </table:table-cell>
          <table:table-cell table:formula="of:=[.C9]/ 6 -1" office:value-type="float" office:value="1" calcext:value-type="float">
            <text:p>1</text:p>
          </table:table-cell>
          <table:table-cell table:formula="of:=[.D9]/ 6 -1" office:value-type="float" office:value="1.5" calcext:value-type="float">
            <text:p>1.5</text:p>
          </table:table-cell>
          <table:table-cell table:formula="of:=[.E9]/ 6 -1" office:value-type="float" office:value="-0.166666666666667" calcext:value-type="float">
            <text:p>-0.16666666666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ing Rate</text:p>
          </table:table-cell>
          <table:table-cell office:value-type="string" calcext:value-type="string">
            <text:p>CON / 6</text:p>
          </table:table-cell>
          <table:table-cell table:formula="of:=[.C5]/6" office:value-type="float" office:value="2" calcext:value-type="float">
            <text:p>2</text:p>
          </table:table-cell>
          <table:table-cell table:formula="of:=[.D5]/6" office:value-type="float" office:value="2.5" calcext:value-type="float">
            <text:p>2.5</text:p>
          </table:table-cell>
          <table:table-cell table:formula="of:=[.E5]/6" office:value-type="float" office:value="0.833333333333333" calcext:value-type="float">
            <text:p>0.8333333333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ight (cm)</text:p>
          </table:table-cell>
          <table:table-cell office:value-type="string" calcext:value-type="string">
            <text:p>Table Lookup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 (kg)</text:p>
          </table:table-cell>
          <table:table-cell office:value-type="string" calcext:value-type="string">
            <text:p>Table Lookup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ithe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edium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eav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t Points</text:p>
          </table:table-cell>
          <table:table-cell office:value-type="string" calcext:value-type="string">
            <text:p>See Hit Locations Sh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k Points</text:p>
          </table:table-cell>
          <table:table-cell office:value-type="string" calcext:value-type="string">
            <text:p>KEN/6</text:p>
          </table:table-cell>
          <table:table-cell table:formula="of:=[.C8]/6" office:value-type="float" office:value="2" calcext:value-type="float">
            <text:p>2</text:p>
          </table:table-cell>
          <table:table-cell table:formula="of:=[.D8]/6" office:value-type="float" office:value="2.5" calcext:value-type="float">
            <text:p>2.5</text:p>
          </table:table-cell>
          <table:table-cell table:formula="of:=[.E8]/6" office:value-type="float" office:value="0.833333333333333" calcext:value-type="float">
            <text:p>0.8333333333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ic Points</text:p>
          </table:table-cell>
          <table:table-cell office:value-type="string" calcext:value-type="string">
            <text:p>KEN</text:p>
          </table:table-cell>
          <table:table-cell table:formula="of:=[.C8]" office:value-type="float" office:value="12" calcext:value-type="float">
            <text:p>12</text:p>
          </table:table-cell>
          <table:table-cell table:formula="of:=[.D8]" office:value-type="float" office:value="15" calcext:value-type="float">
            <text:p>15</text:p>
          </table:table-cell>
          <table:table-cell table:formula="of:=[.E8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ent Rate</text:p>
          </table:table-cell>
          <table:table-cell office:value-type="string" calcext:value-type="string">
            <text:p>6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ke Rank</text:p>
          </table:table-cell>
          <table:table-cell office:value-type="string" calcext:value-type="string">
            <text:p>(INT+DEX)/2</text:p>
          </table:table-cell>
          <table:table-cell table:formula="of:=([.C4]+[.C7])/2" office:value-type="float" office:value="12" calcext:value-type="float">
            <text:p>12</text:p>
          </table:table-cell>
          <table:table-cell table:formula="of:=([.D4]+[.D7])/2" office:value-type="float" office:value="15" calcext:value-type="float">
            <text:p>15</text:p>
          </table:table-cell>
          <table:table-cell table:formula="of:=([.E4]+[.E7])/2" office:value-type="float" office:value="5" calcext:value-type="float">
            <text:p>5</text:p>
          </table:table-cell>
          <table:table-cell table:number-columns-repeated="1019"/>
        </table:table-row>
      </table:table>
      <table:table table:name="Hit Locations" table:style-name="ta1">
        <table:table-column table:style-name="co24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I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Humanoi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e</text:p>
          </table:table-cell>
          <table:table-cell office:value-type="string" calcext:value-type="string">
            <text:p>CON+SIZ</text:p>
          </table:table-cell>
          <table:table-cell table:formula="of:=[.C3]+[.C4]" office:value-type="float" office:value="24" calcext:value-type="float">
            <text:p>24</text:p>
          </table:table-cell>
          <table:table-cell table:formula="of:=[.D3]+[.D4]" office:value-type="float" office:value="30" calcext:value-type="float">
            <text:p>30</text:p>
          </table:table-cell>
          <table:table-cell table:formula="of:=[.E3]+[.E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Base/5+0.5</text:p>
          </table:table-cell>
          <table:table-cell table:formula="of:=[.C$8]/5+0.5" office:value-type="float" office:value="5.3" calcext:value-type="float">
            <text:p>5.3</text:p>
          </table:table-cell>
          <table:table-cell table:formula="of:=[.D$8]/5+0.5" office:value-type="float" office:value="6.5" calcext:value-type="float">
            <text:p>6.5</text:p>
          </table:table-cell>
          <table:table-cell table:formula="of:=[.E$8]/5+0.5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Base/5+2.5</text:p>
          </table:table-cell>
          <table:table-cell table:formula="of:=[.C$8]/5+2.5" office:value-type="float" office:value="7.3" calcext:value-type="float">
            <text:p>7.3</text:p>
          </table:table-cell>
          <table:table-cell table:formula="of:=[.D$8]/5+2.5" office:value-type="float" office:value="8.5" calcext:value-type="float">
            <text:p>8.5</text:p>
          </table:table-cell>
          <table:table-cell table:formula="of:=[.E$8]/5+2.5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bdomen</text:p>
          </table:table-cell>
          <table:table-cell office:value-type="string" calcext:value-type="string">
            <text:p>Base/5+1.5</text:p>
          </table:table-cell>
          <table:table-cell table:formula="of:=[.C$8]/5+1.5" office:value-type="float" office:value="6.3" calcext:value-type="float">
            <text:p>6.3</text:p>
          </table:table-cell>
          <table:table-cell table:formula="of:=[.D$8]/5+1.5" office:value-type="float" office:value="7.5" calcext:value-type="float">
            <text:p>7.5</text:p>
          </table:table-cell>
          <table:table-cell table:formula="of:=[.E$8]/5+1.5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Base/5</text:p>
          </table:table-cell>
          <table:table-cell table:formula="of:=[.C$8]/5" office:value-type="float" office:value="4.8" calcext:value-type="float">
            <text:p>4.8</text:p>
          </table:table-cell>
          <table:table-cell table:formula="of:=[.D$8]/5" office:value-type="float" office:value="6" calcext:value-type="float">
            <text:p>6</text:p>
          </table:table-cell>
          <table:table-cell table:formula="of:=[.E$8]/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Base/5+0.5</text:p>
          </table:table-cell>
          <table:table-cell table:formula="of:=[.C$8]/5+0.5" office:value-type="float" office:value="5.3" calcext:value-type="float">
            <text:p>5.3</text:p>
          </table:table-cell>
          <table:table-cell table:formula="of:=[.D$8]/5+0.5" office:value-type="float" office:value="6.5" calcext:value-type="float">
            <text:p>6.5</text:p>
          </table:table-cell>
          <table:table-cell table:formula="of:=[.E$8]/5+0.5" office:value-type="float" office:value="2.5" calcext:value-type="float">
            <text:p>2.5</text:p>
          </table:table-cell>
        </table:table-row>
      </table:table>
      <table:table table:name="Skills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ndard Skills</text:p>
          </table:table-cell>
          <table:table-cell office:value-type="string" calcext:value-type="string">
            <text:p>Base %</text:p>
          </table:table-cell>
          <table:table-cell table:number-columns-repeated="3"/>
          <table:table-cell table:style-name="ce1" office:value-type="string" calcext:value-type="string">
            <text:p>Professional Skil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STR+DEX</text:p>
          </table:table-cell>
          <table:table-cell office:value-type="string" calcext:value-type="string">
            <text:p>Climbing, Jumping, Throwing, Running</text:p>
          </table:table-cell>
          <table:table-cell table:number-columns-repeated="2"/>
          <table:table-cell office:value-type="string" calcext:value-type="string">
            <text:p>Acrobatics</text:p>
          </table:table-cell>
          <table:table-cell office:value-type="string" calcext:value-type="string">
            <text:p>STR+DEX</text:p>
          </table:table-cell>
          <table:table-cell/>
          <table:table-cell office:value-type="string" calcext:value-type="string">
            <text:p>Seamanship</text:p>
          </table:table-cell>
          <table:table-cell office:value-type="string" calcext:value-type="string">
            <text:p>INT+C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ating</text:p>
          </table:table-cell>
          <table:table-cell office:value-type="string" calcext:value-type="string">
            <text:p>STR+CON</text:p>
          </table:table-cell>
          <table:table-cell table:number-columns-repeated="3"/>
          <table:table-cell office:value-type="string" calcext:value-type="string">
            <text:p>Art</text:p>
          </table:table-cell>
          <table:table-cell office:value-type="string" calcext:value-type="string">
            <text:p>POW+CHA</text:p>
          </table:table-cell>
          <table:table-cell/>
          <table:table-cell office:value-type="string" calcext:value-type="string">
            <text:p>Seduction</text:p>
          </table:table-cell>
          <table:table-cell office:value-type="string" calcext:value-type="string">
            <text:p>INT+C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wn</text:p>
          </table:table-cell>
          <table:table-cell office:value-type="string" calcext:value-type="string">
            <text:p>STR+SIZ</text:p>
          </table:table-cell>
          <table:table-cell office:value-type="string" calcext:value-type="string">
            <text:p>Lifting, Breaking, Contests</text:p>
          </table:table-cell>
          <table:table-cell table:number-columns-repeated="2"/>
          <table:table-cell office:value-type="string" calcext:value-type="string">
            <text:p>Bureaucracy</text:p>
          </table:table-cell>
          <table:table-cell office:value-type="string" calcext:value-type="string">
            <text:p>INT *2</text:p>
          </table:table-cell>
          <table:table-cell/>
          <table:table-cell office:value-type="string" calcext:value-type="string">
            <text:p>Sleight</text:p>
          </table:table-cell>
          <table:table-cell office:value-type="string" calcext:value-type="string">
            <text:p>DEX+C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al</text:p>
          </table:table-cell>
          <table:table-cell office:value-type="string" calcext:value-type="string">
            <text:p>DEX+POW</text:p>
          </table:table-cell>
          <table:table-cell table:number-columns-repeated="3"/>
          <table:table-cell office:value-type="string" calcext:value-type="string">
            <text:p>Commerce</text:p>
          </table:table-cell>
          <table:table-cell office:value-type="string" calcext:value-type="string">
            <text:p>INT+CHA</text:p>
          </table:table-cell>
          <table:table-cell/>
          <table:table-cell office:value-type="string" calcext:value-type="string">
            <text:p>Streetwise</text:p>
          </table:table-cell>
          <table:table-cell office:value-type="string" calcext:value-type="string">
            <text:p>KEN+C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s</text:p>
          </table:table-cell>
          <table:table-cell office:value-type="string" calcext:value-type="string">
            <text:p>INT*2</text:p>
          </table:table-cell>
          <table:table-cell table:number-columns-repeated="3"/>
          <table:table-cell office:value-type="string" calcext:value-type="string">
            <text:p>Courtesy</text:p>
          </table:table-cell>
          <table:table-cell office:value-type="string" calcext:value-type="string">
            <text:p>INT+CHA</text:p>
          </table:table-cell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CON+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DEX+CHA</text:p>
          </table:table-cell>
          <table:table-cell table:number-columns-repeated="3"/>
          <table:table-cell office:value-type="string" calcext:value-type="string">
            <text:p>Craft</text:p>
          </table:table-cell>
          <table:table-cell office:value-type="string" calcext:value-type="string">
            <text:p>DEX+INT</text:p>
          </table:table-cell>
          <table:table-cell/>
          <table:table-cell office:value-type="string" calcext:value-type="string">
            <text:p>Teach</text:p>
          </table:table-cell>
          <table:table-cell office:value-type="string" calcext:value-type="string">
            <text:p>INT+C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it</text:p>
          </table:table-cell>
          <table:table-cell office:value-type="string" calcext:value-type="string">
            <text:p>INT+CHA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INT *2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INT+C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DEX+KEN</text:p>
          </table:table-cell>
          <table:table-cell table:number-columns-repeated="3"/>
          <table:table-cell office:value-type="string" calcext:value-type="string">
            <text:p>Devotion</text:p>
          </table:table-cell>
          <table:table-cell office:value-type="string" calcext:value-type="string">
            <text:p>KEN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CON*2</text:p>
          </table:table-cell>
          <table:table-cell table:number-columns-repeated="3"/>
          <table:table-cell office:value-type="string" calcext:value-type="string">
            <text:p>Disguise</text:p>
          </table:table-cell>
          <table:table-cell office:value-type="string" calcext:value-type="string">
            <text:p>INT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</text:p>
          </table:table-cell>
          <table:table-cell office:value-type="string" calcext:value-type="string">
            <text:p>DEX*2</text:p>
          </table:table-cell>
          <table:table-cell table:number-columns-repeated="3"/>
          <table:table-cell office:value-type="string" calcext:value-type="string">
            <text:p>Engineering</text:p>
          </table:table-cell>
          <table:table-cell office:value-type="string" calcext:value-type="string">
            <text:p>INT*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st Aid</text:p>
          </table:table-cell>
          <table:table-cell office:value-type="string" calcext:value-type="string">
            <text:p>INT+DEX</text:p>
          </table:table-cell>
          <table:table-cell table:number-columns-repeated="3"/>
          <table:table-cell office:value-type="string" calcext:value-type="string">
            <text:p>Exhort</text:p>
          </table:table-cell>
          <table:table-cell office:value-type="string" calcext:value-type="string">
            <text:p>INT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CHA*2</text:p>
          </table:table-cell>
          <table:table-cell table:number-columns-repeated="3"/>
          <table:table-cell office:value-type="string" calcext:value-type="string">
            <text:p>Folk Magic</text:p>
          </table:table-cell>
          <table:table-cell office:value-type="string" calcext:value-type="string">
            <text:p>KEN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INT+KEN</text:p>
          </table:table-cell>
          <table:table-cell table:number-columns-repeated="3"/>
          <table:table-cell office:value-type="string" calcext:value-type="string">
            <text:p>Gambling</text:p>
          </table:table-cell>
          <table:table-cell office:value-type="string" calcext:value-type="string">
            <text:p>INT+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ale</text:p>
          </table:table-cell>
          <table:table-cell office:value-type="string" calcext:value-type="string">
            <text:p>INT*2</text:p>
          </table:table-cell>
          <table:table-cell table:number-columns-repeated="3"/>
          <table:table-cell office:value-type="string" calcext:value-type="string">
            <text:p>Healing</text:p>
          </table:table-cell>
          <table:table-cell office:value-type="string" calcext:value-type="string">
            <text:p>INT+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ve Tongue</text:p>
          </table:table-cell>
          <table:table-cell office:value-type="string" calcext:value-type="string">
            <text:p>INT+CHA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 office:value-type="string" calcext:value-type="string">
            <text:p>INT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INT+KEN</text:p>
          </table:table-cell>
          <table:table-cell table:number-columns-repeated="3"/>
          <table:table-cell office:value-type="string" calcext:value-type="string">
            <text:p>Literacy</text:p>
          </table:table-cell>
          <table:table-cell office:value-type="string" calcext:value-type="string">
            <text:p>INT *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de</text:p>
          </table:table-cell>
          <table:table-cell office:value-type="string" calcext:value-type="string">
            <text:p>DEX+KEN</text:p>
          </table:table-cell>
          <table:table-cell table:number-columns-repeated="3"/>
          <table:table-cell office:value-type="string" calcext:value-type="string">
            <text:p>Lockpicking</text:p>
          </table:table-cell>
          <table:table-cell office:value-type="string" calcext:value-type="string">
            <text:p>DEX*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CHA+KEN</text:p>
          </table:table-cell>
          <table:table-cell table:number-columns-repeated="3"/>
          <table:table-cell office:value-type="string" calcext:value-type="string">
            <text:p>Lore</text:p>
          </table:table-cell>
          <table:table-cell office:value-type="string" calcext:value-type="string">
            <text:p>INT*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DEX+INT</text:p>
          </table:table-cell>
          <table:table-cell table:number-columns-repeated="3"/>
          <table:table-cell office:value-type="string" calcext:value-type="string">
            <text:p>Mechanisms</text:p>
          </table:table-cell>
          <table:table-cell office:value-type="string" calcext:value-type="string">
            <text:p>DEX+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STR+CON</text:p>
          </table:table-cell>
          <table:table-cell table:number-columns-repeated="3"/>
          <table:table-cell office:value-type="string" calcext:value-type="string">
            <text:p>Musicianship</text:p>
          </table:table-cell>
          <table:table-cell office:value-type="string" calcext:value-type="string">
            <text:p>DEX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armed</text:p>
          </table:table-cell>
          <table:table-cell office:value-type="string" calcext:value-type="string">
            <text:p>STR+DEX</text:p>
          </table:table-cell>
          <table:table-cell table:number-columns-repeated="3"/>
          <table:table-cell office:value-type="string" calcext:value-type="string">
            <text:p>Navigation</text:p>
          </table:table-cell>
          <table:table-cell office:value-type="string" calcext:value-type="string">
            <text:p>INT+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power</text:p>
          </table:table-cell>
          <table:table-cell office:value-type="string" calcext:value-type="string">
            <text:p>KEN*2</text:p>
          </table:table-cell>
          <table:table-cell table:number-columns-repeated="3"/>
          <table:table-cell office:value-type="string" calcext:value-type="string">
            <text:p>Oratory</text:p>
          </table:table-cell>
          <table:table-cell office:value-type="string" calcext:value-type="string">
            <text:p>KEN+CH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Skills</text:p>
          </table:table-cell>
          <table:table-cell table:number-columns-repeated="4"/>
          <table:table-cell table:style-name="ce1" office:value-type="string" calcext:value-type="string">
            <text:p>Careers</text:p>
          </table:table-cell>
          <table:table-cell table:number-columns-repeated="5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Baniyan</text:p>
          </table:table-cell>
          <table:table-cell office:value-type="string" calcext:value-type="string">
            <text:p>Mountain Dwarf</text:p>
          </table:table-cell>
          <table:table-cell office:value-type="string" calcext:value-type="string">
            <text:p>Throwing, Brawn, Endurance, Unarmed</text:p>
          </table:table-cell>
          <table:table-cell table:number-columns-repeated="4"/>
          <table:table-cell office:value-type="string" calcext:value-type="string">
            <text:p>Hunter, Merchant, Priest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onian</text:p>
          </table:table-cell>
          <table:table-cell office:value-type="string" calcext:value-type="string">
            <text:p>Forest Elf</text:p>
          </table:table-cell>
          <table:table-cell office:value-type="string" calcext:value-type="string">
            <text:p>Throwing, First Aid, Perception, Lore (Animal), Conceal, Locale</text:p>
          </table:table-cell>
          <table:table-cell table:number-columns-repeated="4"/>
          <table:table-cell office:value-type="string" calcext:value-type="string">
            <text:p>Beast Handler, Hunter, Physician, Priest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hielian</text:p>
          </table:table-cell>
          <table:table-cell office:value-type="string" calcext:value-type="string">
            <text:p>Cloud Elf</text:p>
          </table:table-cell>
          <table:table-cell office:value-type="string" calcext:value-type="string">
            <text:p>Climbing, Jumping, Perception, Sing</text:p>
          </table:table-cell>
          <table:table-cell table:number-columns-repeated="4"/>
          <table:table-cell office:value-type="string" calcext:value-type="string">
            <text:p>Agent, Entertainer, Merchant, Priest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parian</text:p>
          </table:table-cell>
          <table:table-cell office:value-type="string" calcext:value-type="string">
            <text:p>Lake Human</text:p>
          </table:table-cell>
          <table:table-cell office:value-type="string" calcext:value-type="string">
            <text:p>First Aid, Lore (Animal), Conceal, Evade, Locale, Sing, Stealth</text:p>
          </table:table-cell>
          <table:table-cell table:number-columns-repeated="4"/>
          <table:table-cell office:value-type="string" calcext:value-type="string">
            <text:p>Agent, Beast Handler, Hunter, Physician, Priest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arian</text:p>
          </table:table-cell>
          <table:table-cell office:value-type="string" calcext:value-type="string">
            <text:p>Plains, Fire</text:p>
          </table:table-cell>
          <table:table-cell office:value-type="string" calcext:value-type="string">
            <text:p>Running, Brawn, Ride, Dance, Endurance, Sing, Unarmed</text:p>
          </table:table-cell>
          <table:table-cell table:number-columns-repeated="4"/>
          <table:table-cell office:value-type="string" calcext:value-type="string">
            <text:p>Beast Handler, Hunter, Physician, Priest, Thief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zoan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Perception, Deceit, Evade, Influence, Insight, Willpower</text:p>
          </table:table-cell>
          <table:table-cell table:number-columns-repeated="4"/>
          <table:table-cell office:value-type="string" calcext:value-type="string">
            <text:p>A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uman</text:p>
          </table:table-cell>
          <table:table-cell office:value-type="string" calcext:value-type="string">
            <text:p>Bird, Hobbit</text:p>
          </table:table-cell>
          <table:table-cell office:value-type="string" calcext:value-type="string">
            <text:p>First Aid, Lore (Animal), Conceal, Evade, Sing, Stealth</text:p>
          </table:table-cell>
          <table:table-cell table:number-columns-repeated="4"/>
          <table:table-cell office:value-type="string" calcext:value-type="string">
            <text:p>Entertainer, Physician, Priest, Thief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elaphian 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Athletics, Boating, Swimming, Dance, Sing, Perception</text:p>
          </table:table-cell>
          <table:table-cell table:number-columns-repeated="4"/>
          <table:table-cell office:value-type="string" calcext:value-type="string">
            <text:p>Entertainer, Merchant, Priest, Sailor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osean</text:p>
          </table:table-cell>
          <table:table-cell office:value-type="string" calcext:value-type="string">
            <text:p>Kingdom Huma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arlone</text:p>
          </table:table-cell>
          <table:table-cell table:style-name="ce8" office:value-type="string" calcext:value-type="string">
            <text:p>Military</text:p>
          </table:table-cell>
          <table:table-cell table:style-name="ce8" office:value-type="string" calcext:value-type="string">
            <text:p>First Aid, Unarmed, Brawn</text:p>
          </table:table-cell>
          <table:table-cell table:style-name="ce7" table:number-columns-repeated="4"/>
          <table:table-cell table:style-name="ce8" office:value-type="string" calcext:value-type="string">
            <text:p>Agent, Official, Sailor, Thief, Warrior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Nevrithel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Willpower</text:p>
          </table:table-cell>
          <table:table-cell table:number-columns-repeated="4"/>
          <table:table-cell office:value-type="string" calcext:value-type="string">
            <text:p>Agent, Official, Priest, Sailo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ariande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oating</text:p>
          </table:table-cell>
          <table:table-cell table:number-columns-repeated="4"/>
          <table:table-cell office:value-type="string" calcext:value-type="string">
            <text:p>Merchant, Sailor, Thief, Warrio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riallond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Locale, Insight</text:p>
          </table:table-cell>
          <table:table-cell table:number-columns-repeated="4"/>
          <table:table-cell office:value-type="string" calcext:value-type="string">
            <text:p>Beast Handler, Hunter, Thief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amor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ance, Sing, Influence, Willpower</text:p>
          </table:table-cell>
          <table:table-cell table:number-columns-repeated="4"/>
          <table:table-cell office:value-type="string" calcext:value-type="string">
            <text:p>Agent, Entertainer, Merchant, Official, Priest, Sailo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othriand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Locale, Perception</text:p>
          </table:table-cell>
          <table:table-cell table:number-columns-repeated="4"/>
          <table:table-cell office:value-type="string" calcext:value-type="string">
            <text:p>Agent, Hunter, Official, Physician, Priest, Sailor, Warrio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a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vi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ad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itive</text:p>
          </table:table-cell>
          <table:table-cell table:number-columns-repeated="1023"/>
        </table:table-row>
      </table:table>
      <table:table table:name="Combat Style" table:style-name="ta1">
        <table:table-column table:style-name="co24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DE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+DEX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arbar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rian Fyrd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er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se Ea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borne Rei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pon The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f Hunt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iviliz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zen Legion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 state Phalang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ed Ar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 Skirmis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 Th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 Militi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omad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l Calv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tured Death Fli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se L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le H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eled Warri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f Runn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imitiv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lint Death Dea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ost Warri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 H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guar Bro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gle Sav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annah Hunter</text:p>
          </table:table-cell>
          <table:table-cell table:number-columns-repeated="4"/>
        </table:table-row>
      </table:table>
      <table:table table:name="Items" table:style-name="ta1">
        <table:table-column table:style-name="co34" table:default-cell-style-name="Default"/>
        <table:table-column table:style-name="co35" table:default-cell-style-name="Default"/>
        <table:table-column table:style-name="co24" table:number-columns-repeated="1022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Sil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iyan</text:p>
          </table:table-cell>
          <table:table-cell office:value-type="string" calcext:value-type="string">
            <text:p>Mountain Dwarf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nian</text:p>
          </table:table-cell>
          <table:table-cell office:value-type="string" calcext:value-type="string">
            <text:p>Forest Elf</text:p>
          </table:table-cell>
          <table:table-cell office:value-type="string" calcext:value-type="string">
            <text:p>4D6*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ielian</text:p>
          </table:table-cell>
          <table:table-cell office:value-type="string" calcext:value-type="string">
            <text:p>Cloud Elf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parian</text:p>
          </table:table-cell>
          <table:table-cell office:value-type="string" calcext:value-type="string">
            <text:p>Lake Human</text:p>
          </table:table-cell>
          <table:table-cell office:value-type="string" calcext:value-type="string">
            <text:p>4D6*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arian</text:p>
          </table:table-cell>
          <table:table-cell office:value-type="string" calcext:value-type="string">
            <text:p>Plains, Fire</text:p>
          </table:table-cell>
          <table:table-cell office:value-type="string" calcext:value-type="string">
            <text:p>4D6*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zoan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man</text:p>
          </table:table-cell>
          <table:table-cell office:value-type="string" calcext:value-type="string">
            <text:p>Bird, Hobbit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elaphian 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osean</text:p>
          </table:table-cell>
          <table:table-cell office:value-type="string" calcext:value-type="string">
            <text:p>Kingdom Human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arlone, Harlone</text:p>
          </table:table-cell>
          <table:table-cell table:style-name="ce8" office:value-type="string" calcext:value-type="string">
            <text:p>Milita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vrithell</text:p>
          </table:table-cell>
          <table:table-cell office:value-type="string" calcext:value-type="string">
            <text:p>Magic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riande</text:p>
          </table:table-cell>
          <table:table-cell office:value-type="string" calcext:value-type="string">
            <text:p>Ship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riallond</text:p>
          </table:table-cell>
          <table:table-cell office:value-type="string" calcext:value-type="string">
            <text:p>Farm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amor</text:p>
          </table:table-cell>
          <table:table-cell office:value-type="string" calcext:value-type="string">
            <text:p>Diplomac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othriande</text:p>
          </table:table-cell>
          <table:table-cell office:value-type="string" calcext:value-type="string">
            <text:p>Knowledg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rmor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atural/Cured</text:p>
          </table:table-cell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ed/Quitled</text:p>
          </table:table-cell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inated</text:p>
          </table:table-cell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d</text:p>
          </table:table-cell>
          <table:table-cell office:value-type="string" calcext:value-type="string">
            <text:p>Baniyan, Harlone, Aron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Plate</text:p>
          </table:table-cell>
          <table:table-cell office:value-type="string" calcext:value-type="string">
            <text:p>Baniyan, Har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Baniyan, Har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ed Mail</text:p>
          </table:table-cell>
          <table:table-cell office:value-type="string" calcext:value-type="string">
            <text:p>Baniy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culated Plate</text:p>
          </table:table-cell>
          <table:table-cell office:value-type="string" calcext:value-type="string">
            <text:p>Baniya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22:37:28.061012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8:10:51.060466593</meta:creation-date>
    <meta:generator>LibreOffice/5.3.4.2$Linux_X86_64 LibreOffice_project/f82d347ccc0be322489bf7da61d7e4ad13fe2ff3</meta:generator>
    <dc:date>2017-07-13T12:04:56.953625525</dc:date>
    <meta:editing-duration>P1DT8H1M10S</meta:editing-duration>
    <meta:editing-cycles>41</meta:editing-cycles>
    <meta:document-statistic meta:table-count="6" meta:cell-count="792" meta:object-count="0"/>
  </office:meta>
</office:document-meta>
</file>